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d1f2a" officeooo:paragraph-rsid="000d1f2a"/>
    </style:style>
    <style:style style:name="P2" style:family="paragraph" style:parent-style-name="Text_20_body" style:list-style-name="L2">
      <style:text-properties fo:font-size="14pt" fo:font-weight="normal" officeooo:rsid="000dd5c7" officeooo:paragraph-rsid="000dd5c7" style:font-size-asian="12.25pt" style:font-weight-asian="normal" style:font-size-complex="14pt" style:font-weight-complex="normal"/>
    </style:style>
    <style:style style:name="P3" style:family="paragraph" style:parent-style-name="Text_20_body" style:list-style-name="L2">
      <style:text-properties fo:font-size="14pt" fo:font-weight="normal" officeooo:rsid="000d1f2a" officeooo:paragraph-rsid="000d1f2a" style:font-size-asian="12.25pt" style:font-weight-asian="normal" style:font-size-complex="14pt" style:font-weight-complex="normal"/>
    </style:style>
    <style:style style:name="P4" style:family="paragraph" style:parent-style-name="Text_20_body" style:list-style-name="L2">
      <style:text-properties fo:font-size="14pt" officeooo:rsid="000d1f2a" officeooo:paragraph-rsid="000d1f2a" style:font-size-asian="12.25pt" style:font-size-complex="14pt"/>
    </style:style>
    <style:style style:name="P5" style:family="paragraph" style:parent-style-name="Text_20_body" style:list-style-name="L2">
      <style:text-properties fo:font-size="14pt" officeooo:rsid="000dd5c7" officeooo:paragraph-rsid="000dd5c7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5c7" style:font-weight-asian="bold" style:font-weight-complex="bold"/>
    </style:style>
    <style:style style:name="T3" style:family="text">
      <style:text-properties fo:font-weight="bold" officeooo:rsid="000e963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d5c7" style:font-weight-asian="normal" style:font-weight-complex="normal"/>
    </style:style>
    <style:style style:name="T6" style:family="text">
      <style:text-properties fo:font-weight="normal" officeooo:rsid="00127c1f" style:font-weight-asian="normal" style:font-weight-complex="normal"/>
    </style:style>
    <style:style style:name="T7" style:family="text">
      <style:text-properties officeooo:rsid="000e9634"/>
    </style:style>
    <style:style style:name="T8" style:family="text">
      <style:text-properties officeooo:rsid="00127c1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nal Timer <text:span text:style-name="T8">Testing</text:span></text:p>
      <text:list xml:id="list1263489073" text:style-name="L2">
        <text:list-item>
          <text:p text:style-name="P4">Timer prints time remaining based off of time step</text:p>
        </text:list-item>
        <text:list-item>
          <text:p text:style-name="P4"><text:span text:style-name="T4">Timer automatically stops after set time has elapsed when provided the STOP parameter</text:span></text:p>
        </text:list-item>
        <text:list-item>
          <text:p text:style-name="P3">Timer instantly ends <text:span text:style-name="T8">when</text:span> started again before being reset</text:p>
        </text:list-item>
        <text:list-item>
          <text:p text:style-name="P4"><text:span text:style-name="T4">Timer stops and resets time remaining when provided the RESET parameter, if started again will run f</text:span><text:span text:style-name="T5">or set time again</text:span></text:p>
        </text:list-item>
        <text:list-item>
          <text:p text:style-name="P5"><text:span text:style-name="T4">Timer resets and starts again after completion when provided the RESTART parameter, infinitely loops if not manually stopped</text:span></text:p>
        </text:list-item>
        <text:list-item>
          <text:p text:style-name="P5"><text:span text:style-name="T6">T</text:span><text:span text:style-name="T4">ime step is set to -1, doesn’t print time remaining</text:span></text:p>
        </text:list-item>
        <text:list-item>
          <text:p text:style-name="P5"><text:span text:style-name="T6">T</text:span><text:span text:style-name="T4">ime step parameter is less than 10, prints warning and automatically sets time step to -1</text:span></text:p>
        </text:list-item>
        <text:list-item>
          <text:p text:style-name="P2">Timer forcibly stopped and started at a later point</text:p>
        </text:list-item>
        <text:list-item>
          <text:p text:style-name="P2">Timer forcibly completed, then perform<text:span text:style-name="T8">ed</text:span> the <text:span text:style-name="T7">provided completion behavio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4:37:39.845447408</meta:creation-date>
    <dc:date>2024-03-05T18:00:43.771369587</dc:date>
    <meta:editing-duration>PT2H23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25" meta:character-count="740" meta:non-whitespace-character-count="634"/>
  </office:meta>
</office:document-meta>
</file>